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39cm" fo:min-width="3.69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38cm" fo:min-width="3.69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61cm" fo:min-width="1.5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95cm" fo:min-width="2.6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7.601cm" fo:min-width="10.18cm"/>
    </style:style>
    <style:style style:name="gr9" style:family="graphic" style:parent-style-name="standard">
      <style:graphic-properties draw:textarea-horizontal-align="justify" draw:textarea-vertical-align="middle" draw:auto-grow-height="false" fo:min-height="6.191cm" fo:min-width="6.006cm"/>
    </style:style>
    <style:style style:name="gr10" style:family="graphic" style:parent-style-name="standard">
      <style:graphic-properties draw:stroke="none" svg:stroke-color="#000000" draw:fill="none" draw:fill-color="#ffffff" fo:min-height="1.3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7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387cm" fo:min-width="3.788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7.751cm" fo:min-width="11.565cm"/>
    </style:style>
    <style:style style:name="gr15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2cm" svg:height="2.315cm" svg:x="2.613cm" svg:y="2.79cm">
          <text:p text:style-name="P1">Get button </text:p>
          <text:p text:style-name="P1">pr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2cm" svg:height="2.314cm" svg:x="2.613cm" svg:y="6.112cm">
          <text:p text:style-name="P1">Wait for phone</text:p>
          <text:p text:style-name="P1">tim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823cm" svg:y1="5.205cm" svg:x2="4.823cm" svg:y2="6.01cm">
          <text:p/>
        </draw:line>
        <draw:custom-shape draw:style-name="gr4" draw:text-style-name="P1" draw:layer="layout" svg:width="4.175cm" svg:height="3.421cm" svg:x="2.366cm" svg:y="9.734cm">
          <text:p text:style-name="P1">Check</text:p>
          <text:p text:style-name="P1">da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4.454cm" svg:y1="13.357cm" svg:x2="4.454cm" svg:y2="14.162cm">
          <text:p/>
        </draw:line>
        <draw:line draw:style-name="gr3" draw:text-style-name="P2" draw:layer="layout" svg:x1="4.823cm" svg:y1="8.627cm" svg:x2="4.823cm" svg:y2="9.432cm">
          <text:p/>
        </draw:line>
        <draw:frame draw:style-name="gr5" draw:text-style-name="P3" draw:layer="layout" svg:width="3.314cm" svg:height="1.673cm" svg:x="5.064cm" svg:y="12.789cm">
          <draw:text-box>
            <text:p>Data valid</text:p>
          </draw:text-box>
        </draw:frame>
        <draw:line draw:style-name="gr3" draw:text-style-name="P2" draw:layer="layout" svg:x1="6.664cm" svg:y1="11.445cm" svg:x2="7.892cm" svg:y2="11.445cm">
          <text:p/>
        </draw:line>
        <draw:custom-shape draw:style-name="gr6" draw:text-style-name="P1" draw:layer="layout" svg:width="3.314cm" svg:height="1.711cm" svg:x="8.137cm" svg:y="10.539cm">
          <text:p text:style-name="P1">Disc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2.701cm" svg:height="1.673cm" svg:x="5.826cm" svg:y="9.636cm">
          <draw:text-box>
            <text:p>Data</text:p>
            <text:p>invalid</text:p>
          </draw:text-box>
        </draw:frame>
        <draw:custom-shape draw:style-name="gr1" draw:text-style-name="P1" draw:layer="layout" svg:width="4.42cm" svg:height="2.315cm" svg:x="2.366cm" svg:y="14.363cm">
          <text:p text:style-name="P1">Store in</text:p>
          <text:p text:style-name="P1">RX </text:p>
          <text:p text:style-name="P1">Vari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0.68cm" svg:height="7.851cm" svg:x="1.508cm" svg:y="9.5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506cm" svg:height="6.441cm" svg:x="1.508cm" svg:y="2.186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401cm" svg:height="1.611cm" svg:x="2.123cm" svg:y="1.381cm">
          <draw:text-box>
            <text:p>Smart phone app</text:p>
          </draw:text-box>
        </draw:frame>
        <draw:frame draw:style-name="gr11" draw:text-style-name="P3" draw:layer="layout" svg:width="4.297cm" svg:height="1.527cm" svg:x="8.26cm" svg:y="8.527cm">
          <draw:text-box>
            <text:p>SCI Interrupt</text:p>
          </draw:text-box>
        </draw:frame>
        <draw:custom-shape draw:style-name="gr12" draw:text-style-name="P1" draw:layer="layout" svg:width="4.572cm" svg:height="2.921cm" svg:x="8.493cm" svg:y="18.907cm">
          <text:p text:style-name="P1">De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0.779cm" svg:y1="22.082cm" svg:x2="10.779cm" svg:y2="23.098cm">
          <text:p/>
        </draw:line>
        <draw:line draw:style-name="gr3" draw:text-style-name="P2" draw:layer="layout" svg:x1="4.823cm" svg:y1="5.195cm" svg:x2="4.823cm" svg:y2="6cm">
          <text:p/>
        </draw:line>
        <draw:line draw:style-name="gr3" draw:text-style-name="P2" draw:layer="layout" svg:x1="4.823cm" svg:y1="5.195cm" svg:x2="4.823cm" svg:y2="6cm">
          <text:p/>
        </draw:line>
        <draw:custom-shape draw:style-name="gr12" draw:text-style-name="P1" draw:layer="layout" svg:width="4.572cm" svg:height="2.921cm" svg:x="8.493cm" svg:y="23.352cm">
          <text:p text:style-name="P1">Get RX</text:p>
          <text:p text:style-name="P1"><text:s/>vari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572cm" svg:height="2.921cm" svg:x="14.589cm" svg:y="23.352cm">
          <text:p text:style-name="P1">Update</text:p>
          <text:p text:style-name="P1"><text:s/>Ser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3.319cm" svg:y1="25.001cm" svg:x2="14.335cm" svg:y2="25.003cm">
          <text:p/>
        </draw:line>
        <draw:line draw:style-name="gr13" draw:text-style-name="P5" draw:layer="layout" svg:x1="14.462cm" svg:y1="22.971cm" svg:x2="13.446cm" svg:y2="22.082cm">
          <text:p/>
        </draw:line>
        <draw:custom-shape draw:style-name="gr14" draw:text-style-name="P4" draw:layer="layout" svg:width="12.065cm" svg:height="8.001cm" svg:x="7.858cm" svg:y="18.653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556cm" svg:height="2.159cm" svg:x="12.43cm" svg:y="17.637cm">
          <draw:text-box>
            <text:p>Main Loo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09:03:41.161629763</meta:creation-date>
    <dc:date>2020-12-06T09:22:56.860141167</dc:date>
    <meta:editing-duration>PT18M25S</meta:editing-duration>
    <meta:editing-cycles>4</meta:editing-cycles>
    <meta:generator>LibreOffice/6.4.6.2$Linux_X86_64 LibreOffice_project/40$Build-2</meta:generator>
    <meta:document-statistic meta:object-count="25"/>
  </office:meta>
</office:document-meta>
</file>